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92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27.69mm"/>
    </style:style>
    <style:style style:name="co5" style:family="table-column">
      <style:table-column-properties fo:break-before="auto" style:column-width="39.3mm"/>
    </style:style>
    <style:style style:name="co6" style:family="table-column">
      <style:table-column-properties fo:break-before="auto" style:column-width="14.62mm"/>
    </style:style>
    <style:style style:name="co7" style:family="table-column">
      <style:table-column-properties fo:break-before="auto" style:column-width="36.5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4.3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 style:font-name="Arial"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0000" style:text-position="" style:font-name="Arial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order="0.06pt solid #000000"/>
      <style:text-properties style:text-position="" style:font-name="Arial" fo:font-size="13pt" style:font-size-asian="13pt" style:font-size-complex="13pt"/>
    </style:style>
    <style:style style:name="ce13" style:family="table-cell" style:parent-style-name="Default">
      <style:table-cell-properties style:rotation-align="none"/>
      <style:text-properties style:text-position="" style:font-name="Arial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text-position="" style:font-name="Arial" fo:font-size="13pt" style:font-size-asian="13pt" style:font-size-complex="13pt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text-position="" style:font-name="Arial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ff3333" style:text-outline="false" style:text-line-through-style="none" style:text-line-through-type="none" style:text-position="" style:font-name="Arial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Default">
      <style:table-cell-properties fo:border="0.06pt solid #000000" style:rotation-align="none"/>
      <style:text-properties fo:color="#000000" style:text-position="" style:font-name="Arial" fo:font-size="13pt" style:font-size-asian="13pt" style:font-size-complex="13pt"/>
    </style:style>
    <style:style style:name="ce8" style:family="table-cell" style:parent-style-name="Default">
      <style:text-properties style:text-position="" style:font-name="Arial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font-name="Arial" fo:font-size="13pt" style:font-size-asian="13pt" style:font-size-complex="13pt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ff3333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>
      <style:table-cell-properties fo:border="0.06pt solid #000000" style:rotation-align="none"/>
      <style:text-properties fo:color="#000000" style:font-name="Arial" fo:font-size="13pt" style:font-size-asian="13pt" style:font-size-complex="13pt"/>
    </style:style>
    <style:style style:name="ce29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0000" style:font-name="Arial"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border="0.06pt solid #000000"/>
      <style:text-properties style:font-name="Arial" fo:font-size="13pt" style:font-size-asian="13pt" style:font-size-complex="13pt"/>
    </style:style>
    <style:style style:name="ce34" style:family="table-cell" style:parent-style-name="Default">
      <style:table-cell-properties style:rotation-align="none"/>
      <style:text-properties style:font-name="Arial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ext-properties style:font-name="Arial" fo:font-size="13pt" style:font-size-asian="13pt" style:font-size-complex="13pt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rotation-align="none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>
          <table:table-cell table:number-columns-repeated="4"/>
          <table:table-cell table:style-name="ce2" table:number-columns-repeated="2"/>
          <table:table-cell table:style-name="ce4"/>
          <table:table-cell table:style-name="ce6"/>
          <table:table-cell table:style-name="ce2"/>
          <table:table-cell/>
          <table:table-cell table:style-name="ce8"/>
          <table:table-cell table:number-columns-repeated="4"/>
          <table:table-cell table:style-name="ce14"/>
          <table:table-cell table:number-columns-repeated="1008"/>
        </table:table-row>
        <table:table-row table:style-name="ro1">
          <table:table-cell table:number-columns-repeated="4"/>
          <table:table-cell table:style-name="ce2" office:value-type="string" calcext:value-type="string">
            <text:p>Cond. compilation</text:p>
          </table:table-cell>
          <table:table-cell table:style-name="ce2"/>
          <table:table-cell table:style-name="ce4"/>
          <table:table-cell table:style-name="ce6" office:value-type="string" calcext:value-type="string">
            <text:p>Ifndef</text:p>
          </table:table-cell>
          <table:table-cell table:style-name="ce2"/>
          <table:table-cell/>
          <table:table-cell table:style-name="ce8" office:value-type="string" calcext:value-type="string">
            <text:p>Product line</text:p>
          </table:table-cell>
          <table:table-cell table:number-columns-repeated="4"/>
          <table:table-cell table:style-name="ce14"/>
          <table:table-cell table:number-columns-repeated="1008"/>
        </table:table-row>
        <table:table-row table:style-name="ro1">
          <table:table-cell table:number-columns-repeated="4"/>
          <table:table-cell table:style-name="ce2" office:value-type="string" calcext:value-type="string">
            <text:p>Owner User Id</text:p>
          </table:table-cell>
          <table:table-cell table:style-name="ce2" office:value-type="string" calcext:value-type="string">
            <text:p>Ask Total</text:p>
          </table:table-cell>
          <table:table-cell table:style-name="ce4"/>
          <table:table-cell table:style-name="ce6" office:value-type="string" calcext:value-type="string">
            <text:p>Owner User Id</text:p>
          </table:table-cell>
          <table:table-cell table:style-name="ce2" office:value-type="string" calcext:value-type="string">
            <text:p>Ask Total</text:p>
          </table:table-cell>
          <table:table-cell/>
          <table:table-cell table:style-name="ce10" office:value-type="string" calcext:value-type="string">
            <text:p>Owner User Id</text:p>
          </table:table-cell>
          <table:table-cell table:style-name="ce2" office:value-type="string" calcext:value-type="string">
            <text:p>Ask Total</text:p>
          </table:table-cell>
          <table:table-cell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91" calcext:value-type="float">
            <text:p>91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3" office:value-type="float" office:value="2757083" calcext:value-type="float">
            <text:p>275708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7" office:value-type="float" office:value="1966207" calcext:value-type="float">
            <text:p>1966207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43217" calcext:value-type="float">
            <text:p>43217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3" office:value-type="float" office:value="144417" calcext:value-type="float">
            <text:p>14441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7596334" calcext:value-type="float">
            <text:p>759633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69742" calcext:value-type="float">
            <text:p>69742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3" office:value-type="float" office:value="385151" calcext:value-type="float">
            <text:p>38515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663148" calcext:value-type="float">
            <text:p>66314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212" calcext:value-type="float">
            <text:p>1212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3" office:value-type="float" office:value="962891" calcext:value-type="float">
            <text:p>96289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1313281" calcext:value-type="float">
            <text:p>131328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8741" calcext:value-type="float">
            <text:p>8741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3" office:value-type="float" office:value="1215751" calcext:value-type="float">
            <text:p>121575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1364311" calcext:value-type="float">
            <text:p>136431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71074" calcext:value-type="float">
            <text:p>7107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447343" calcext:value-type="float">
            <text:p>144734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2250108" calcext:value-type="float">
            <text:p>225010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11307" calcext:value-type="float">
            <text:p>11130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2241603" calcext:value-type="float">
            <text:p>224160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2296348" calcext:value-type="float">
            <text:p>229634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22298" calcext:value-type="float">
            <text:p>12229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09642" calcext:value-type="float">
            <text:p>340964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6452969" calcext:value-type="float">
            <text:p>645296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43378" calcext:value-type="float">
            <text:p>14337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Total ASK</text:p>
          </table:table-cell>
          <table:table-cell table:formula="of:=SUM([.I4:.I11])" office:value-type="float" office:value="17" calcext:value-type="float">
            <text:p>17</text:p>
          </table:table-cell>
          <table:table-cell/>
          <table:table-cell office:value-type="string" calcext:value-type="string">
            <text:p>Total ASK</text:p>
          </table:table-cell>
          <table:table-cell table:formula="of:=SUM([.L4:.L11])" office:value-type="float" office:value="18" calcext:value-type="float">
            <text:p>18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43919" calcext:value-type="float">
            <text:p>143919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Total de User</text:p>
          </table:table-cell>
          <table:table-cell table:formula="of:=COUNTIF([.H4:.H11];&quot;&gt;0&quot;)" office:value-type="float" office:value="8" calcext:value-type="float">
            <text:p>8</text:p>
          </table:table-cell>
          <table:table-cell/>
          <table:table-cell office:value-type="string" calcext:value-type="string">
            <text:p>Total de User</text:p>
          </table:table-cell>
          <table:table-cell table:formula="of:=COUNTIF([.K4:.K11];&quot;&gt;0&quot;)" office:value-type="float" office:value="8" calcext:value-type="float">
            <text:p>8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66132" calcext:value-type="float">
            <text:p>16613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76841" calcext:value-type="float">
            <text:p>17684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Ifdef</text:p>
          </table:table-cell>
          <table:table-cell table:number-columns-repeated="2"/>
          <table:table-cell table:style-name="ce13" office:value-type="string" calcext:value-type="string">
            <text:p>Communality</text:p>
          </table:table-cell>
          <table:table-cell table:number-columns-repeated="4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78083" calcext:value-type="float">
            <text:p>17808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Owner User Id</text:p>
          </table:table-cell>
          <table:table-cell table:style-name="ce2" office:value-type="string" calcext:value-type="string">
            <text:p>Ask Total</text:p>
          </table:table-cell>
          <table:table-cell/>
          <table:table-cell table:style-name="ce10" office:value-type="string" calcext:value-type="string">
            <text:p>Owner User Id</text:p>
          </table:table-cell>
          <table:table-cell table:style-name="ce2" office:value-type="string" calcext:value-type="string">
            <text:p>Ask Total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80247" calcext:value-type="float">
            <text:p>18024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7115106" calcext:value-type="float">
            <text:p>7115106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7" office:value-type="float" office:value="93468" calcext:value-type="float">
            <text:p>9346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201863" calcext:value-type="float">
            <text:p>20186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40120" calcext:value-type="float">
            <text:p>40120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7" office:value-type="float" office:value="4950" calcext:value-type="float">
            <text:p>495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205376" calcext:value-type="float">
            <text:p>20537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184466" calcext:value-type="float">
            <text:p>184466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7" office:value-type="float" office:value="143397" calcext:value-type="float">
            <text:p>14339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235472" calcext:value-type="float">
            <text:p>23547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237575" calcext:value-type="float">
            <text:p>23757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7" office:value-type="float" office:value="1482904" calcext:value-type="float">
            <text:p>148290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268733" calcext:value-type="float">
            <text:p>26873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650492" calcext:value-type="float">
            <text:p>650492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7" office:value-type="float" office:value="6345466" calcext:value-type="float">
            <text:p>634546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399772" calcext:value-type="float">
            <text:p>39977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775964" calcext:value-type="float">
            <text:p>77596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Total ASK</text:p>
          </table:table-cell>
          <table:table-cell table:formula="of:=SUM([.L17:.L21])" office:value-type="float" office:value="11" calcext:value-type="float">
            <text:p>11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677406" calcext:value-type="float">
            <text:p>67740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1018733" calcext:value-type="float">
            <text:p>101873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Total de User</text:p>
          </table:table-cell>
          <table:table-cell table:formula="of:=COUNTIF([.K17:.K21];&quot;&gt;0&quot;)" office:value-type="float" office:value="5" calcext:value-type="float">
            <text:p>5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695182" calcext:value-type="float">
            <text:p>69518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1264018" calcext:value-type="float">
            <text:p>1264018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041868" calcext:value-type="float">
            <text:p>104186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1655939" calcext:value-type="float">
            <text:p>1655939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062297" calcext:value-type="float">
            <text:p>106229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2612235" calcext:value-type="float">
            <text:p>2612235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Variability</text:p>
          </table:table-cell>
          <table:table-cell table:number-columns-repeated="4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202683" calcext:value-type="float">
            <text:p>120268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2733417" calcext:value-type="float">
            <text:p>2733417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Owner User Id</text:p>
          </table:table-cell>
          <table:table-cell table:style-name="ce2" office:value-type="string" calcext:value-type="string">
            <text:p>Ask Total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420752" calcext:value-type="float">
            <text:p>142075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3781961" calcext:value-type="float">
            <text:p>378196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7" office:value-type="float" office:value="1407049" calcext:value-type="float">
            <text:p>140704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527440" calcext:value-type="float">
            <text:p>152744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 office:value-type="float" office:value="5553999" calcext:value-type="float">
            <text:p>5553999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7" office:value-type="float" office:value="2777494" calcext:value-type="float">
            <text:p>277749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867581" calcext:value-type="float">
            <text:p>186758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Total ASK</text:p>
          </table:table-cell>
          <table:table-cell table:formula="of:=SUM([.I17:.I29])" office:value-type="float" office:value="29" calcext:value-type="float">
            <text:p>29</text:p>
          </table:table-cell>
          <table:table-cell/>
          <table:table-cell table:style-name="ce7" office:value-type="float" office:value="3189016" calcext:value-type="float">
            <text:p>318901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1982631" calcext:value-type="float">
            <text:p>198263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Total de User</text:p>
          </table:table-cell>
          <table:table-cell table:formula="of:=COUNTIF([.H17:.H29];&quot;&gt;0&quot;)" office:value-type="float" office:value="13" calcext:value-type="float">
            <text:p>13</text:p>
          </table:table-cell>
          <table:table-cell/>
          <table:table-cell table:style-name="ce7" office:value-type="float" office:value="4974634" calcext:value-type="float">
            <text:p>497463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2437521" calcext:value-type="float">
            <text:p>243752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7" office:value-type="float" office:value="7428158" calcext:value-type="float">
            <text:p>742815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table:style-name="ce3" office:value-type="float" office:value="2477734" calcext:value-type="float">
            <text:p>247773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Product Family</text:p>
          </table:table-cell>
          <table:table-cell table:style-name="Default"/>
          <table:table-cell/>
          <table:table-cell office:value-type="string" calcext:value-type="string">
            <text:p>Total ASK</text:p>
          </table:table-cell>
          <table:table-cell table:formula="of:=SUM([.L28:.L32])" office:value-type="float" office:value="10" calcext:value-type="float">
            <text:p>10</text:p>
          </table:table-cell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Total ASK</text:p>
          </table:table-cell>
          <table:table-cell table:formula="of:=SUM([.F4:.F33])" office:value-type="float" office:value="63" calcext:value-type="float">
            <text:p>63</text:p>
          </table:table-cell>
          <table:table-cell/>
          <table:table-cell table:style-name="ce10" office:value-type="string" calcext:value-type="string">
            <text:p>Owner User Id</text:p>
          </table:table-cell>
          <table:table-cell table:style-name="ce2" office:value-type="string" calcext:value-type="string">
            <text:p>Ask Total</text:p>
          </table:table-cell>
          <table:table-cell/>
          <table:table-cell office:value-type="string" calcext:value-type="string">
            <text:p>Total de User</text:p>
          </table:table-cell>
          <table:table-cell table:formula="of:=COUNTIF([.K28:.K32];&quot;&gt;0&quot;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Total de User</text:p>
          </table:table-cell>
          <table:table-cell table:formula="of:=COUNTIF([.E4:.E33];&quot;&gt;0&quot;)" office:value-type="float" office:value="30" calcext:value-type="float">
            <text:p>30</text:p>
          </table:table-cell>
          <table:table-cell/>
          <table:table-cell table:style-name="ce7" office:value-type="float" office:value="2181338" calcext:value-type="float">
            <text:p>218133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tal ASK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tal de Us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mo gera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otal ASK</text:p>
          </table:table-cell>
          <table:table-cell table:formula="of:=[.L33]+[.L22]+[.I12]+[.L12]+[.I30]+[.I36]+[.F34]" office:value-type="float" office:value="151" calcext:value-type="float">
            <text:p>151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Total de User</text:p>
          </table:table-cell>
          <table:table-cell table:formula="of:=[.L34]+[.L23]+[.L13]+[.I13]+[.I31]+[.I37]+[.F35]" office:value-type="float" office:value="70" calcext:value-type="float">
            <text:p>70</text:p>
          </table:table-cell>
          <table:table-cell table:number-columns-repeated="101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8" table:number-columns-repeated="4" table:default-cell-style-name="Default"/>
        <table:table-column table:style-name="co9" table:default-cell-style-name="ce38"/>
        <table:table-column table:style-name="co8" table:number-columns-repeated="2" table:default-cell-style-name="Default"/>
        <table:table-column table:style-name="co9" table:default-cell-style-name="ce38"/>
        <table:table-row table:style-name="ro1">
          <table:table-cell table:number-columns-repeated="4"/>
          <table:table-cell table:style-name="ce37"/>
          <table:table-cell table:style-name="ce39"/>
          <table:table-cell/>
          <table:table-cell table:style-name="ce37"/>
        </table:table-row>
        <table:table-row table:style-name="ro1" table:number-rows-repeated="5">
          <table:table-cell table:number-columns-repeated="5"/>
          <table:table-cell table:style-name="ce35"/>
          <table:table-cell table:number-columns-repeated="2"/>
        </table:table-row>
        <table:table-row table:style-name="ro2" table:number-rows-repeated="173">
          <table:table-cell table:number-columns-repeated="8"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104839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1" table:target-range-address="Planilha2.E1:Planilha2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2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3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4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5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6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7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8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9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pt" number:country="BR">
      <loext:text> </loext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pt" number:country="BR">
      <loext:text> R$ </loext:text>
      <loext:fill-character> </loext:fill-character>
      <number:text>-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pt" number:country="B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08:46:07.3326960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08:15:21.022337223</meta:creation-date>
    <dc:date>2018-03-16T09:06:33.443818273</dc:date>
    <meta:editing-duration>PT1H8M13S</meta:editing-duration>
    <meta:editing-cycles>11</meta:editing-cycles>
    <meta:generator>LibreOffice/5.1.6.2$Linux_X86_64 LibreOffice_project/10m0$Build-2</meta:generator>
    <meta:document-statistic meta:table-count="2" meta:cell-count="194" meta:object-count="0"/>
  </office:meta>
</office:document-meta>
</file>